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6pt" fo:font-weight="bold" officeooo:rsid="0006fad3" officeooo:paragraph-rsid="0006fad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0pt" fo:font-weight="normal" officeooo:rsid="0006fad3" officeooo:paragraph-rsid="000779de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1pt" fo:font-weight="bold" officeooo:rsid="0006fad3" officeooo:paragraph-rsid="0006fad3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 style:writing-mode="lr-tb">
        <style:tab-stops>
          <style:tab-stop style:position="6.8752in" style:type="right"/>
        </style:tab-stops>
      </style:paragraph-properties>
      <style:text-properties style:font-name="DejaVu Sans" fo:font-size="11pt" fo:font-weight="bold" officeooo:rsid="0006fad3" officeooo:paragraph-rsid="0006fad3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normal" fo:font-weight="bold" officeooo:rsid="000779de" officeooo:paragraph-rsid="000779de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normal" fo:font-weight="bold" officeooo:rsid="0008a3a6" officeooo:paragraph-rsid="0008a3a6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1pt" fo:font-style="normal" fo:font-weight="bold" officeooo:rsid="0008a3a6" officeooo:paragraph-rsid="0008a3a6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normal" fo:font-weight="bold" officeooo:rsid="00081b8c" officeooo:paragraph-rsid="000e50f6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normal" fo:font-weight="bold" officeooo:rsid="000e50f6" officeooo:paragraph-rsid="000e50f6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italic" fo:font-weight="normal" officeooo:rsid="000779de" officeooo:paragraph-rsid="000779de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italic" fo:font-weight="normal" officeooo:rsid="00081b8c" officeooo:paragraph-rsid="000e50f6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6.9272in" style:type="right"/>
        </style:tab-stops>
      </style:paragraph-properties>
      <style:text-properties style:font-name="DejaVu Sans" fo:font-size="11pt" fo:font-style="italic" fo:font-weight="normal" officeooo:rsid="00081b8c" officeooo:paragraph-rsid="0010676a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italic" fo:font-weight="normal" officeooo:rsid="0008a3a6" officeooo:paragraph-rsid="0008a3a6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italic" fo:font-weight="bold" officeooo:rsid="0008a3a6" officeooo:paragraph-rsid="0008a3a6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08a3a6" officeooo:paragraph-rsid="0008a3a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italic" officeooo:rsid="0008a3a6" officeooo:paragraph-rsid="0008a3a6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0a5939" officeooo:paragraph-rsid="000a5939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>
        <style:tab-stops>
          <style:tab-stop style:position="6.8752in" style:type="right"/>
        </style:tab-stops>
      </style:paragraph-properties>
      <style:text-properties fo:font-size="11pt" officeooo:rsid="000779de" officeooo:paragraph-rsid="000779de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6.9272in" style:type="right"/>
        </style:tab-stops>
      </style:paragraph-properties>
      <style:text-properties fo:font-size="11pt" officeooo:paragraph-rsid="0010676a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6.8752in" style:type="right"/>
        </style:tab-stops>
      </style:paragraph-properties>
      <style:text-properties fo:font-size="11pt" fo:font-weight="bold" officeooo:rsid="000779de" officeooo:paragraph-rsid="000779de" style:font-size-asian="11pt" style:font-weight-asian="bold" style:font-size-complex="11pt" style:font-weight-complex="bold"/>
    </style:style>
    <style:style style:name="P21" style:family="paragraph" style:parent-style-name="Standard">
      <style:paragraph-properties>
        <style:tab-stops>
          <style:tab-stop style:position="6.8752in" style:type="right"/>
        </style:tab-stops>
      </style:paragraph-properties>
      <style:text-properties fo:font-size="11pt" fo:font-style="italic" fo:font-weight="bold" officeooo:rsid="000779de" officeooo:paragraph-rsid="000779de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fo:font-size="11pt" fo:font-style="italic" fo:font-weight="bold" officeooo:rsid="000779de" officeooo:paragraph-rsid="000779de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paragraph-properties>
        <style:tab-stops>
          <style:tab-stop style:position="6.9272in" style:type="right"/>
        </style:tab-stops>
      </style:paragraph-properties>
      <style:text-properties fo:font-size="11pt" fo:font-style="normal" fo:font-weight="bold" officeooo:rsid="00081b8c" officeooo:paragraph-rsid="00081b8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paragraph-properties>
        <style:tab-stops>
          <style:tab-stop style:position="6.8752in" style:type="right"/>
        </style:tab-stops>
      </style:paragraph-properties>
      <style:text-properties fo:font-size="10.5pt" style:font-size-asian="10.5pt" style:font-size-complex="10.5pt"/>
    </style:style>
    <style:style style:name="P25" style:family="paragraph" style:parent-style-name="Standard">
      <style:paragraph-properties>
        <style:tab-stops>
          <style:tab-stop style:position="6.8752in" style:type="right"/>
        </style:tab-stops>
      </style:paragraph-properties>
      <style:text-properties fo:font-size="10.5pt" officeooo:rsid="000779de" officeooo:paragraph-rsid="000779de" style:font-size-asian="10.5pt" style:font-size-complex="10.5pt"/>
    </style:style>
    <style:style style:name="P26" style:family="paragraph" style:parent-style-name="Standard" style:list-style-name="L1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normal" fo:font-weight="normal" officeooo:rsid="00081b8c" officeooo:paragraph-rsid="000e50f6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normal" fo:font-weight="normal" officeooo:rsid="00081b8c" officeooo:paragraph-rsid="00081b8c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 style:list-style-name="L4">
      <style:paragraph-properties>
        <style:tab-stops>
          <style:tab-stop style:position="6.9272in" style:type="right"/>
        </style:tab-stops>
      </style:paragraph-properties>
      <style:text-properties style:font-name="DejaVu Sans" fo:font-size="11pt" fo:font-style="normal" fo:font-weight="normal" officeooo:rsid="00081b8c" officeooo:paragraph-rsid="0010676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normal" fo:font-weight="normal" officeooo:rsid="000779de" officeooo:paragraph-rsid="000779de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>
        <style:tab-stops>
          <style:tab-stop style:position="6.8752in" style:type="right"/>
        </style:tab-stops>
      </style:paragraph-properties>
      <style:text-properties style:font-name="DejaVu Sans" fo:font-size="11pt" fo:font-style="normal" fo:font-weight="normal" officeooo:rsid="0008a3a6" officeooo:paragraph-rsid="0008a3a6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L4">
      <style:paragraph-properties>
        <style:tab-stops>
          <style:tab-stop style:position="6.9272in" style:type="right"/>
        </style:tab-stops>
      </style:paragraph-properties>
      <style:text-properties style:font-name="DejaVu Sans" fo:font-size="11pt" fo:font-style="normal" fo:font-weight="normal" officeooo:rsid="0013605c" officeooo:paragraph-rsid="0013605c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9de" style:font-weight-asian="normal" style:font-weight-complex="normal"/>
    </style:style>
    <style:style style:name="T3" style:family="text">
      <style:text-properties style:font-name="DejaVu Sans"/>
    </style:style>
    <style:style style:name="T4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DejaVu Sans" fo:font-size="11pt" fo:font-style="italic" fo:font-weight="normal" officeooo:rsid="0008a3a6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DejaVu Sans" fo:font-size="11pt" fo:font-style="italic" officeooo:rsid="000a5939" style:font-size-asian="11pt" style:font-style-asian="italic" style:font-size-complex="11pt" style:font-style-complex="italic"/>
    </style:style>
    <style:style style:name="T7" style:family="text">
      <style:text-properties style:font-name="DejaVu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DejaVu Sans" fo:font-size="11pt" fo:font-style="normal" fo:font-weight="normal" officeooo:rsid="0008a3a6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DejaVu Sans" fo:font-size="11pt" style:font-size-asian="11pt" style:font-size-complex="11pt"/>
    </style:style>
    <style:style style:name="T11" style:family="text">
      <style:text-properties style:font-name="DejaVu Sans" fo:font-size="11pt" officeooo:rsid="0008fc32" style:font-size-asian="11pt" style:font-size-complex="11pt"/>
    </style:style>
    <style:style style:name="T12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DejaVu Sans" fo:font-style="italic" fo:font-weight="normal" officeooo:rsid="0006fad3" style:font-style-asian="italic" style:font-weight-asian="normal" style:font-style-complex="italic" style:font-weight-complex="normal"/>
    </style:style>
    <style:style style:name="T14" style:family="text">
      <style:text-properties style:font-name="DejaVu Sans" fo:font-style="italic" fo:font-weight="normal" officeooo:rsid="00074e9f" style:font-style-asian="italic" style:font-weight-asian="normal" style:font-style-complex="italic" style:font-weight-complex="normal"/>
    </style:style>
    <style:style style:name="T15" style:family="text">
      <style:text-properties style:font-name="DejaVu Sans" fo:font-weight="normal" style:font-weight-asian="normal" style:font-weight-complex="normal"/>
    </style:style>
    <style:style style:name="T16" style:family="text">
      <style:text-properties style:font-name="DejaVu Sans" fo:font-weight="normal" officeooo:rsid="00074e9f" style:font-weight-asian="normal" style:font-weight-complex="normal"/>
    </style:style>
    <style:style style:name="T17" style:family="text">
      <style:text-properties style:font-name="DejaVu Sans" fo:font-weight="normal" officeooo:rsid="0008a3a6" style:font-weight-asian="normal" style:font-weight-complex="normal"/>
    </style:style>
    <style:style style:name="T18" style:family="text">
      <style:text-properties style:font-name="DejaVu Sans" fo:font-weight="normal" officeooo:rsid="0010676a" style:font-weight-asian="normal" style:font-weight-complex="normal"/>
    </style:style>
    <style:style style:name="T19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DejaVu Sans" fo:font-style="normal" fo:font-weight="normal" officeooo:rsid="00081b8c" style:font-style-asian="normal" style:font-weight-asian="normal" style:font-style-complex="normal" style:font-weight-complex="normal"/>
    </style:style>
    <style:style style:name="T21" style:family="text">
      <style:text-properties style:font-name="DejaVu Sans" fo:font-style="normal" fo:font-weight="normal" officeooo:rsid="0010676a" style:font-style-asian="normal" style:font-weight-asian="normal" style:font-style-complex="normal" style:font-weight-complex="normal"/>
    </style:style>
    <style:style style:name="T22" style:family="text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DejaVu Sans" fo:font-style="normal" fo:font-weight="bold" officeooo:rsid="00081b8c" style:font-style-asian="normal" style:font-weight-asian="bold" style:font-style-complex="normal" style:font-weight-complex="bold"/>
    </style:style>
    <style:style style:name="T24" style:family="text">
      <style:text-properties style:font-name="DejaVu Sans" fo:font-style="normal" style:font-style-asian="normal" style:font-style-complex="normal"/>
    </style:style>
    <style:style style:name="T25" style:family="text">
      <style:text-properties style:font-name="DejaVu Sans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6" style:family="text">
      <style:text-properties style:font-name="DejaVu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style:font-name="DejaVu Sans" fo:font-size="10.5pt" style:font-size-asian="10.5pt" style:font-size-complex="10.5pt"/>
    </style:style>
    <style:style style:name="T28" style:family="text"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T29" style:family="text">
      <style:text-properties officeooo:rsid="000779de"/>
    </style:style>
    <style:style style:name="T30" style:family="text">
      <style:text-properties officeooo:rsid="00081b8c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0e50f6"/>
    </style:style>
    <style:style style:name="T33" style:family="text">
      <style:text-properties officeooo:rsid="0010676a"/>
    </style:style>
    <style:style style:name="T34" style:family="text">
      <style:text-properties fo:font-size="10.5pt" officeooo:rsid="000779de" style:font-size-asian="10.5pt" style:font-size-complex="10.5pt"/>
    </style:style>
    <style:style style:name="T35" style:family="text">
      <style:text-properties fo:font-size="10.5pt" fo:font-weight="normal" officeooo:rsid="000779de" style:font-size-asian="10.5pt" style:font-weight-asian="normal" style:font-size-complex="10.5pt" style:font-weight-complex="normal"/>
    </style:style>
    <style:style style:name="T36" style:family="text">
      <style:text-properties officeooo:rsid="0011ac6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addeus Y. Harris</text:p>
      <text:p text:style-name="P2"><text:a xlink:type="simple" xlink:href="mailto:thaddeusyharris@gmail.com" text:style-name="Internet_20_link" text:visited-style-name="Visited_20_Internet_20_Link">thaddeusyharris@gmail.com</text:a> <text:span text:style-name="T29">| </text:span>973-567-9966</text:p>
      <text:p text:style-name="P2">716 Columbus Avenue</text:p>
      <text:p text:style-name="P2">Boston, MA<text:span text:style-name="T29"> 02115</text:span></text:p>
      <text:p text:style-name="P3">Education</text:p>
      <text:p text:style-name="P4">Northeastern University,<text:span text:style-name="T1"> Boston </text:span><text:span text:style-name="T2">MA<text:tab/></text:span><text:span text:style-name="T34">GPA</text:span><text:span text:style-name="T35">: 3.75</text:span></text:p>
      <text:p text:style-name="P24"><text:span text:style-name="T13">Candidate for Bachelor of Science in Civil Engineerin</text:span><text:span text:style-name="T14">g</text:span><text:span text:style-name="T16"> </text:span><text:span text:style-name="T18">&amp; </text:span><text:span text:style-name="T14">Minor in Mathematics</text:span><text:span text:style-name="T16"><text:tab/></text:span><text:span text:style-name="T18">May </text:span><text:span text:style-name="T16">2027</text:span></text:p>
      <text:p text:style-name="P25"><text:span text:style-name="T12">Relevant Courses</text:span><text:span text:style-name="T15">: Statics and Solid Mechanics, Materials for the Built Environment, Environmental Engineering Principles</text:span></text:p>
      <text:p text:style-name="P25"><text:span text:style-name="T12">Activities: </text:span><text:span text:style-name="T19">American Society of Civil Engineers, Sustainable Transport</text:span><text:span text:style-name="T21">ation</text:span><text:span text:style-name="T19"> at Northeastern.</text:span></text:p>
      <text:p text:style-name="P18"><text:span text:style-name="T19"/></text:p>
      <text:p text:style-name="P18"><text:span text:style-name="T22">Montclair State University, </text:span><text:span text:style-name="T19">Montclair, NJ<text:tab/></text:span><text:span text:style-name="T25">GPA: </text:span><text:span text:style-name="T26">3.8</text:span></text:p>
      <text:p text:style-name="P18"><text:span text:style-name="T12">Montclair Academic Dual Enrollment Program</text:span><text:span text:style-name="T15"><text:tab/>2023</text:span></text:p>
      <text:p text:style-name="P18"><text:span text:style-name="T15"/></text:p>
      <text:p text:style-name="P20"><text:span text:style-name="T3">Montclair High School, </text:span><text:span text:style-name="T15">Montclair, NJ<text:tab/></text:span><text:span text:style-name="T27">GPA:</text:span><text:span text:style-name="T28"> 4.4 (Weighted)</text:span></text:p>
      <text:p text:style-name="P20"><text:span text:style-name="T12">High School Diploma</text:span><text:span text:style-name="T15"><text:tab/>2023</text:span></text:p>
      <text:p text:style-name="P21"><text:span text:style-name="T15">Extracurriculars: </text:span><text:span text:style-name="T19">Robotics, Crew, Ultimate Frisbee </text:span></text:p>
      <text:p text:style-name="P21"><text:span text:style-name="T19"/></text:p>
      <text:p text:style-name="P9">Relevant Experience</text:p>
      <text:p text:style-name="P8"><text:span text:style-name="T32">P</text:span>lanning &amp; Community Development Commission<text:span text:style-name="T1">, Montclair NJ<text:tab/>Summer 2023</text:span></text:p>
      <text:p text:style-name="P11">Intern</text:p>
      <text:list text:style-name="L1">
        <text:list-item>
          <text:p text:style-name="P26">Created reports on variances for the Planning Board and Historical Preservation Committee</text:p>
        </text:list-item>
        <text:list-item>
          <text:p text:style-name="P26">Ensured variances were following the standard laid out in their application</text:p>
        </text:list-item>
        <text:list-item>
          <text:p text:style-name="P26">Assisted in the creation of the 2024 Township Master Plan</text:p>
          <text:p text:style-name="P26"><text:span text:style-name="T24"/></text:p>
        </text:list-item>
      </text:list>
      <text:p text:style-name="P5">Work &amp; Volunteer Experience</text:p>
      <text:p text:style-name="P22"><text:span text:style-name="T24">Northern Valley Sports Academy</text:span><text:span text:style-name="T19">, Closter NJ<text:tab/>Summer 2024</text:span></text:p>
      <text:p text:style-name="P10">Cleaning Staff</text:p>
      <text:list text:style-name="L2">
        <text:list-item>
          <text:p text:style-name="P27">Managed inventory of kitchen items and <text:span text:style-name="T32">cleaning supplies</text:span></text:p>
        </text:list-item>
        <text:list-item>
          <text:p text:style-name="P29">Cleaned <text:span text:style-name="T30">cafeterias, bathrooms, and various surfaces</text:span></text:p>
        </text:list-item>
        <text:list-item>
          <text:p text:style-name="P27">Prepared and served food for children</text:p>
        </text:list-item>
      </text:list>
      <text:p text:style-name="P23"><text:span text:style-name="T3">Laptop Upcycle, </text:span><text:span text:style-name="T17">Montclair NJ<text:tab/>Winter 2023 </text:span></text:p>
      <text:p text:style-name="P13">Volunteer</text:p>
      <text:list text:style-name="L3">
        <text:list-item>
          <text:p text:style-name="P30">Repaired and replaced broken laptop parts for re-use</text:p>
        </text:list-item>
        <text:list-item>
          <text:p text:style-name="P30">Cleaned old laptops</text:p>
        </text:list-item>
        <text:list-item>
          <text:p text:style-name="P30">Installed <text:span text:style-name="T36">new </text:span>operating system<text:span text:style-name="T36">s</text:span> on laptops and set up a suite of software</text:p>
        </text:list-item>
      </text:list>
      <text:p text:style-name="P19"><text:span text:style-name="T23">Mercado, </text:span><text:span text:style-name="T20">Montclair NJ</text:span><text:span text:style-name="T23"><text:tab/></text:span><text:span text:style-name="T20">October – January 2022 </text:span></text:p>
      <text:p text:style-name="P12">Front of House Staff</text:p>
      <text:list text:style-name="L4">
        <text:list-item>
          <text:p text:style-name="P28">Ensured good service was being provided to tables</text:p>
        </text:list-item>
        <text:list-item>
          <text:p text:style-name="P28"><text:span text:style-name="T33">Delivered </text:span>food to <text:span text:style-name="T33">customers </text:span>tables</text:p>
        </text:list-item>
        <text:list-item>
          <text:p text:style-name="P28"><text:span text:style-name="T33">Cleared and b</text:span>ussed tables <text:span text:style-name="T33">to ensure a pleasant dining experience </text:span></text:p>
        </text:list-item>
        <text:list-item>
          <text:p text:style-name="P31">Cleaned surfaces and prepared restaurant for closing</text:p>
        </text:list-item>
      </text:list>
      <text:p text:style-name="P14"><text:span text:style-name="T31"/></text:p>
      <text:p text:style-name="P6">Skills</text:p>
      <text:p text:style-name="Standard"><text:span text:style-name="T5">Computer Software: </text:span><text:span text:style-name="T8">AutoCAD, Solidworks, Microsoft Office Suite, Libreoffice Suite</text:span></text:p>
      <text:p text:style-name="P16"><text:span text:style-name="T4">Programming Languages: </text:span><text:span text:style-name="T7">C, C++, Haskell, Matlab</text:span></text:p>
      <text:p text:style-name="P16"><text:span text:style-name="T7"/></text:p>
      <text:p text:style-name="P7">Interests</text:p>
      <text:p text:style-name="P15"><text:span text:style-name="T6">Interests: </text:span><text:span text:style-name="T10">Self studying mathematics, programming, weightlifting, </text:span><text:span text:style-name="T11">urban planning, hiking</text:span></text:p>
      <text:p text:style-name="P17"><text:span text:style-name="T11">P</text:span><text:span text:style-name="T10">ersonal Projects:</text:span><text:span text:style-name="T9"> Communications protocol with a modified version of one time pad encryp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0:02:11.394507620</meta:creation-date>
    <dc:date>2024-10-06T01:09:45.777290875</dc:date>
    <meta:editing-duration>PT3H9M47S</meta:editing-duration>
    <meta:editing-cycles>13</meta:editing-cycles>
    <meta:generator>LibreOffice/7.6.7.2$Linux_X86_64 LibreOffice_project/60$Build-2</meta:generator>
    <meta:print-date>2024-10-06T01:00:19.107389757</meta:print-date>
    <meta:printed-by>PDF files</meta:printed-by>
    <meta:document-statistic meta:table-count="0" meta:image-count="0" meta:object-count="0" meta:page-count="1" meta:paragraph-count="44" meta:word-count="290" meta:character-count="2022" meta:non-whitespace-character-count="1784"/>
  </office:meta>
</office:document-meta>
</file>